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7.706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7.571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7.842cm"/>
    </style:style>
    <style:style style:name="co17" style:family="table-column">
      <style:table-column-properties fo:break-before="auto" style:column-width="7.761cm"/>
    </style:style>
    <style:style style:name="co18" style:family="table-column">
      <style:table-column-properties fo:break-before="auto" style:column-width="7.816cm"/>
    </style:style>
    <style:style style:name="co19" style:family="table-column">
      <style:table-column-properties fo:break-before="auto" style:column-width="7.516cm"/>
    </style:style>
    <style:style style:name="co20" style:family="table-column">
      <style:table-column-properties fo:break-before="auto" style:column-width="7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bow_motor" table:style-name="ta1">
        <table:shapes>
          <draw:frame draw:z-index="0" draw:style-name="gr1" draw:text-style-name="P1" svg:width="15.999cm" svg:height="8.999cm" svg:x="53.781cm" svg:y="0.904cm">
            <draw:object draw:notify-on-update-of-ranges="Elbow_motor.D4:Elbow_motor.D18 Elbow_motor.I3:Elbow_motor.I3 Elbow_motor.I4:Elbow_motor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53.776cm" svg:y="10.382cm">
            <draw:object draw:notify-on-update-of-ranges="Elbow_motor.E4:Elbow_motor.E18 Elbow_motor.I3:Elbow_motor.I3 Elbow_motor.I4:Elbow_motor.I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53.951cm" svg:y="20.341cm">
            <draw:object draw:notify-on-update-of-ranges="Elbow_motor.F4:Elbow_motor.F18 Elbow_motor.I3:Elbow_motor.I3 Elbow_motor.I4:Elbow_motor.I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lbow torqu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Forearm weight(kg)</text:p>
          </table:table-cell>
          <table:table-cell office:value-type="string" calcext:value-type="string">
            <text:p>Desired elbow motor torque (N.m) (Initial angle)</text:p>
          </table:table-cell>
          <table:table-cell office:value-type="string" calcext:value-type="string">
            <text:p>Desired elbow motor torque (N.m) (Final angle)</text:p>
          </table:table-cell>
          <table:table-cell office:value-type="string" calcext:value-type="string">
            <text:p>Desired elbow motor torque (N.m) (Middle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5]*[.B5]/2*9.81*SIN([.A5]*PI()/180)" office:value-type="float" office:value="0.0923397663262889" calcext:value-type="float">
            <text:p>0,092339766326289</text:p>
          </table:table-cell>
          <table:table-cell table:formula="of:=-[.C5]*[.B5]/2*9.81*SIN([.G5]*PI()/180)" office:value-type="float" office:value="0.274213601905219" calcext:value-type="float">
            <text:p>0,274213601905219</text:p>
          </table:table-cell>
          <table:table-cell table:formula="of:=-[.C5]*[.B5]/2*9.81*SIN(([.G5]+[.A5])/2*PI()/180)" office:value-type="float" office:value="0.183976771274559" calcext:value-type="float">
            <text:p>0,183976771274559</text:p>
          </table:table-cell>
          <table:table-cell table:formula="of:=[.A5]-10" office:value-type="float" office:value="-15" calcext:value-type="float">
            <text:p>-15</text:p>
          </table:table-cell>
          <table:table-cell office:value-type="float" office:value="-15.465" calcext:value-type="float">
            <text:p>-15,465</text:p>
          </table:table-cell>
          <table:table-cell table:formula="of:=[.H5]-[.G5]" office:value-type="float" office:value="-0.465" calcext:value-type="float">
            <text:p>-0,465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6]*[.B6]/2*9.81*SIN([.A6]*PI()/180)" office:value-type="float" office:value="0.183976771274559" calcext:value-type="float">
            <text:p>0,183976771274559</text:p>
          </table:table-cell>
          <table:table-cell table:formula="of:=-[.C6]*[.B6]/2*9.81*SIN([.G6]*PI()/180)" office:value-type="float" office:value="0.36236350145068" calcext:value-type="float">
            <text:p>0,36236350145068</text:p>
          </table:table-cell>
          <table:table-cell table:formula="of:=-[.C6]*[.B6]/2*9.81*SIN(([.G6]+[.A6])/2*PI()/180)" office:value-type="float" office:value="0.274213601905219" calcext:value-type="float">
            <text:p>0,274213601905219</text:p>
          </table:table-cell>
          <table:table-cell table:formula="of:=[.A6]-10" office:value-type="float" office:value="-20" calcext:value-type="float">
            <text:p>-20</text:p>
          </table:table-cell>
          <table:table-cell office:value-type="float" office:value="-20.7" calcext:value-type="float">
            <text:p>-20,7</text:p>
          </table:table-cell>
          <table:table-cell table:formula="of:=[.H6]-[.G6]" office:value-type="float" office:value="-0.699999999999999" calcext:value-type="float">
            <text:p>-0,699999999999999</text:p>
          </table:table-cell>
          <table:table-cell office:value-type="float" office:value="-0.062" calcext:value-type="float">
            <text:p>-0,06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7]*[.B7]/2*9.81*SIN([.A7]*PI()/180)" office:value-type="float" office:value="0.274213601905219" calcext:value-type="float">
            <text:p>0,274213601905219</text:p>
          </table:table-cell>
          <table:table-cell table:formula="of:=-[.C7]*[.B7]/2*9.81*SIN([.G7]*PI()/180)" office:value-type="float" office:value="0.447755595949036" calcext:value-type="float">
            <text:p>0,447755595949036</text:p>
          </table:table-cell>
          <table:table-cell table:formula="of:=-[.C7]*[.B7]/2*9.81*SIN(([.G7]+[.A7])/2*PI()/180)" office:value-type="float" office:value="0.36236350145068" calcext:value-type="float">
            <text:p>0,36236350145068</text:p>
          </table:table-cell>
          <table:table-cell table:formula="of:=[.A7]-10" office:value-type="float" office:value="-25" calcext:value-type="float">
            <text:p>-25</text:p>
          </table:table-cell>
          <table:table-cell office:value-type="float" office:value="-25.955" calcext:value-type="float">
            <text:p>-25,955</text:p>
          </table:table-cell>
          <table:table-cell table:formula="of:=[.H7]-[.G7]" office:value-type="float" office:value="-0.954999999999998" calcext:value-type="float">
            <text:p>-0,954999999999998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8]*[.B8]/2*9.81*SIN([.A8]*PI()/180)" office:value-type="float" office:value="0.36236350145068" calcext:value-type="float">
            <text:p>0,36236350145068</text:p>
          </table:table-cell>
          <table:table-cell table:formula="of:=-[.C8]*[.B8]/2*9.81*SIN([.G8]*PI()/180)" office:value-type="float" office:value="0.52974" calcext:value-type="float">
            <text:p>0,52974</text:p>
          </table:table-cell>
          <table:table-cell table:formula="of:=-[.C8]*[.B8]/2*9.81*SIN(([.G8]+[.A8])/2*PI()/180)" office:value-type="float" office:value="0.447755595949036" calcext:value-type="float">
            <text:p>0,447755595949036</text:p>
          </table:table-cell>
          <table:table-cell table:formula="of:=[.A8]-10" office:value-type="float" office:value="-30" calcext:value-type="float">
            <text:p>-30</text:p>
          </table:table-cell>
          <table:table-cell office:value-type="float" office:value="-31.05" calcext:value-type="float">
            <text:p>-31,05</text:p>
          </table:table-cell>
          <table:table-cell table:formula="of:=[.H8]-[.G8]" office:value-type="float" office:value="-1.05" calcext:value-type="float">
            <text:p>-1,05</text:p>
          </table:table-cell>
          <table:table-cell office:value-type="float" office:value="-0.057" calcext:value-type="float">
            <text:p>-0,057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9]*[.B9]/2*9.81*SIN([.A9]*PI()/180)" office:value-type="float" office:value="0.447755595949036" calcext:value-type="float">
            <text:p>0,447755595949036</text:p>
          </table:table-cell>
          <table:table-cell table:formula="of:=-[.C9]*[.B9]/2*9.81*SIN([.G9]*PI()/180)" office:value-type="float" office:value="0.607692762785206" calcext:value-type="float">
            <text:p>0,607692762785206</text:p>
          </table:table-cell>
          <table:table-cell table:formula="of:=-[.C9]*[.B9]/2*9.81*SIN(([.G9]+[.A9])/2*PI()/180)" office:value-type="float" office:value="0.52974" calcext:value-type="float">
            <text:p>0,52974</text:p>
          </table:table-cell>
          <table:table-cell table:formula="of:=[.A9]-10" office:value-type="float" office:value="-35" calcext:value-type="float">
            <text:p>-35</text:p>
          </table:table-cell>
          <table:table-cell office:value-type="float" office:value="-36.35" calcext:value-type="float">
            <text:p>-36,35</text:p>
          </table:table-cell>
          <table:table-cell table:formula="of:=[.H9]-[.G9]" office:value-type="float" office:value="-1.35" calcext:value-type="float">
            <text:p>-1,35</text:p>
          </table:table-cell>
          <table:table-cell office:value-type="float" office:value="-0.044" calcext:value-type="float">
            <text:p>-0,044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0]*[.B10]/2*9.81*SIN([.A10]*PI()/180)" office:value-type="float" office:value="0.52974" calcext:value-type="float">
            <text:p>0,52974</text:p>
          </table:table-cell>
          <table:table-cell table:formula="of:=-[.C10]*[.B10]/2*9.81*SIN([.G10]*PI()/180)" office:value-type="float" office:value="0.681020616710695" calcext:value-type="float">
            <text:p>0,681020616710695</text:p>
          </table:table-cell>
          <table:table-cell table:formula="of:=-[.C10]*[.B10]/2*9.81*SIN(([.G10]+[.A10])/2*PI()/180)" office:value-type="float" office:value="0.607692762785206" calcext:value-type="float">
            <text:p>0,607692762785206</text:p>
          </table:table-cell>
          <table:table-cell table:formula="of:=[.A10]-10" office:value-type="float" office:value="-40" calcext:value-type="float">
            <text:p>-40</text:p>
          </table:table-cell>
          <table:table-cell office:value-type="float" office:value="-41.45" calcext:value-type="float">
            <text:p>-41,45</text:p>
          </table:table-cell>
          <table:table-cell table:formula="of:=[.H10]-[.G10]" office:value-type="float" office:value="-1.45" calcext:value-type="float">
            <text:p>-1,45</text:p>
          </table:table-cell>
          <table:table-cell office:value-type="float" office:value="-0.053" calcext:value-type="float">
            <text:p>-0,053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1]*[.B11]/2*9.81*SIN([.A11]*PI()/180)" office:value-type="float" office:value="0.607692762785206" calcext:value-type="float">
            <text:p>0,607692762785206</text:p>
          </table:table-cell>
          <table:table-cell table:formula="of:=-[.C11]*[.B11]/2*9.81*SIN([.G11]*PI()/180)" office:value-type="float" office:value="0.749165492531523" calcext:value-type="float">
            <text:p>0,749165492531523</text:p>
          </table:table-cell>
          <table:table-cell table:formula="of:=-[.C11]*[.B11]/2*9.81*SIN(([.G11]+[.A11])/2*PI()/180)" office:value-type="float" office:value="0.681020616710695" calcext:value-type="float">
            <text:p>0,681020616710695</text:p>
          </table:table-cell>
          <table:table-cell table:formula="of:=[.A11]-10" office:value-type="float" office:value="-45" calcext:value-type="float">
            <text:p>-45</text:p>
          </table:table-cell>
          <table:table-cell office:value-type="float" office:value="-46.52" calcext:value-type="float">
            <text:p>-46,52</text:p>
          </table:table-cell>
          <table:table-cell table:formula="of:=[.H11]-[.G11]" office:value-type="float" office:value="-1.52" calcext:value-type="float">
            <text:p>-1,52</text:p>
          </table:table-cell>
          <table:table-cell office:value-type="float" office:value="-0.086" calcext:value-type="float">
            <text:p>-0,08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2]*[.B12]/2*9.81*SIN([.A12]*PI()/180)" office:value-type="float" office:value="0.681020616710695" calcext:value-type="float">
            <text:p>0,681020616710695</text:p>
          </table:table-cell>
          <table:table-cell table:formula="of:=-[.C12]*[.B12]/2*9.81*SIN([.G12]*PI()/180)" office:value-type="float" office:value="0.811608766595695" calcext:value-type="float">
            <text:p>0,811608766595695</text:p>
          </table:table-cell>
          <table:table-cell table:formula="of:=-[.C12]*[.B12]/2*9.81*SIN(([.G12]+[.A12])/2*PI()/180)" office:value-type="float" office:value="0.749165492531523" calcext:value-type="float">
            <text:p>0,749165492531523</text:p>
          </table:table-cell>
          <table:table-cell table:formula="of:=[.A12]-10" office:value-type="float" office:value="-50" calcext:value-type="float">
            <text:p>-50</text:p>
          </table:table-cell>
          <table:table-cell office:value-type="float" office:value="-51.675" calcext:value-type="float">
            <text:p>-51,675</text:p>
          </table:table-cell>
          <table:table-cell table:formula="of:=[.H12]-[.G12]" office:value-type="float" office:value="-1.675" calcext:value-type="float">
            <text:p>-1,675</text:p>
          </table:table-cell>
          <table:table-cell office:value-type="float" office:value="-0.091" calcext:value-type="float">
            <text:p>-0,09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3]*[.B13]/2*9.81*SIN([.A13]*PI()/180)" office:value-type="float" office:value="0.811608766595695" calcext:value-type="float">
            <text:p>0,811608766595695</text:p>
          </table:table-cell>
          <table:table-cell table:formula="of:=-[.C13]*[.B13]/2*9.81*SIN([.G13]*PI()/180)" office:value-type="float" office:value="0.917536594801537" calcext:value-type="float">
            <text:p>0,917536594801537</text:p>
          </table:table-cell>
          <table:table-cell table:formula="of:=-[.C13]*[.B13]/2*9.81*SIN(([.G13]+[.A13])/2*PI()/180)" office:value-type="float" office:value="0.867875207883301" calcext:value-type="float">
            <text:p>0,867875207883301</text:p>
          </table:table-cell>
          <table:table-cell table:formula="of:=[.A13]-10" office:value-type="float" office:value="-60" calcext:value-type="float">
            <text:p>-60</text:p>
          </table:table-cell>
          <table:table-cell office:value-type="float" office:value="-61.805" calcext:value-type="float">
            <text:p>-61,805</text:p>
          </table:table-cell>
          <table:table-cell table:formula="of:=[.H13]-[.G13]" office:value-type="float" office:value="-1.805" calcext:value-type="float">
            <text:p>-1,805</text:p>
          </table:table-cell>
          <table:table-cell office:value-type="float" office:value="-0.042" calcext:value-type="float">
            <text:p>-0,04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4]*[.B14]/2*9.81*SIN([.A14]*PI()/180)" office:value-type="float" office:value="0.917536594801537" calcext:value-type="float">
            <text:p>0,917536594801537</text:p>
          </table:table-cell>
          <table:table-cell table:formula="of:=-[.C14]*[.B14]/2*9.81*SIN([.G14]*PI()/180)" office:value-type="float" office:value="0.995585537870254" calcext:value-type="float">
            <text:p>0,995585537870254</text:p>
          </table:table-cell>
          <table:table-cell table:formula="of:=-[.C14]*[.B14]/2*9.81*SIN(([.G14]+[.A14])/2*PI()/180)" office:value-type="float" office:value="0.96021497420959" calcext:value-type="float">
            <text:p>0,96021497420959</text:p>
          </table:table-cell>
          <table:table-cell table:formula="of:=[.A14]-10" office:value-type="float" office:value="-70" calcext:value-type="float">
            <text:p>-70</text:p>
          </table:table-cell>
          <table:table-cell office:value-type="float" office:value="-71.88" calcext:value-type="float">
            <text:p>-71,88</text:p>
          </table:table-cell>
          <table:table-cell table:formula="of:=[.H14]-[.G14]" office:value-type="float" office:value="-1.88" calcext:value-type="float">
            <text:p>-1,88</text:p>
          </table:table-cell>
          <table:table-cell office:value-type="float" office:value="-0.164" calcext:value-type="float">
            <text:p>-0,16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5]*[.B15]/2*9.81*SIN([.A15]*PI()/180)" office:value-type="float" office:value="0.995585537870254" calcext:value-type="float">
            <text:p>0,995585537870254</text:p>
          </table:table-cell>
          <table:table-cell table:formula="of:=-[.C15]*[.B15]/2*9.81*SIN([.G15]*PI()/180)" office:value-type="float" office:value="1.04338411816137" calcext:value-type="float">
            <text:p>1,04338411816137</text:p>
          </table:table-cell>
          <table:table-cell table:formula="of:=-[.C15]*[.B15]/2*9.81*SIN(([.G15]+[.A15])/2*PI()/180)" office:value-type="float" office:value="1.02337909443674" calcext:value-type="float">
            <text:p>1,02337909443674</text:p>
          </table:table-cell>
          <table:table-cell table:formula="of:=[.A15]-10" office:value-type="float" office:value="-80" calcext:value-type="float">
            <text:p>-80</text:p>
          </table:table-cell>
          <table:table-cell office:value-type="float" office:value="-81.955" calcext:value-type="float">
            <text:p>-81,955</text:p>
          </table:table-cell>
          <table:table-cell table:formula="of:=[.H15]-[.G15]" office:value-type="float" office:value="-1.955" calcext:value-type="float">
            <text:p>-1,955</text:p>
          </table:table-cell>
          <table:table-cell office:value-type="float" office:value="-0.166" calcext:value-type="float">
            <text:p>-0,16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6]*[.B16]/2*9.81*SIN([.A16]*PI()/180)" office:value-type="float" office:value="1.04338411816137" calcext:value-type="float">
            <text:p>1,04338411816137</text:p>
          </table:table-cell>
          <table:table-cell table:formula="of:=-[.C16]*[.B16]/2*9.81*SIN([.G16]*PI()/180)" office:value-type="float" office:value="1.05948" calcext:value-type="float">
            <text:p>1,05948</text:p>
          </table:table-cell>
          <table:table-cell table:formula="of:=-[.C16]*[.B16]/2*9.81*SIN(([.G16]+[.A16])/2*PI()/180)" office:value-type="float" office:value="1.05544835873424" calcext:value-type="float">
            <text:p>1,05544835873424</text:p>
          </table:table-cell>
          <table:table-cell table:formula="of:=[.A16]-10" office:value-type="float" office:value="-90" calcext:value-type="float">
            <text:p>-90</text:p>
          </table:table-cell>
          <table:table-cell office:value-type="float" office:value="-92.045" calcext:value-type="float">
            <text:p>-92,045</text:p>
          </table:table-cell>
          <table:table-cell table:formula="of:=[.H16]-[.G16]" office:value-type="float" office:value="-2.045" calcext:value-type="float">
            <text:p>-2,04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7]*[.B17]/2*9.81*SIN([.A17]*PI()/180)" office:value-type="float" office:value="1.05948" calcext:value-type="float">
            <text:p>1,05948</text:p>
          </table:table-cell>
          <table:table-cell table:formula="of:=-[.C17]*[.B17]/2*9.81*SIN([.G17]*PI()/180)" office:value-type="float" office:value="1.04338411816137" calcext:value-type="float">
            <text:p>1,04338411816137</text:p>
          </table:table-cell>
          <table:table-cell table:formula="of:=-[.C17]*[.B17]/2*9.81*SIN(([.G17]+[.A17])/2*PI()/180)" office:value-type="float" office:value="1.05544835873424" calcext:value-type="float">
            <text:p>1,05544835873424</text:p>
          </table:table-cell>
          <table:table-cell table:formula="of:=[.A17]-10" office:value-type="float" office:value="-100" calcext:value-type="float">
            <text:p>-100</text:p>
          </table:table-cell>
          <table:table-cell office:value-type="float" office:value="-102.25" calcext:value-type="float">
            <text:p>-102,25</text:p>
          </table:table-cell>
          <table:table-cell table:formula="of:=[.H17]-[.G17]" office:value-type="float" office:value="-2.25" calcext:value-type="float">
            <text:p>-2,25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18]*[.B18]/2*9.81*SIN([.A18]*PI()/180)" office:value-type="float" office:value="1.04338411816137" calcext:value-type="float">
            <text:p>1,04338411816137</text:p>
          </table:table-cell>
          <table:table-cell table:formula="of:=-[.C18]*[.B18]/2*9.81*SIN([.G18]*PI()/180)" office:value-type="float" office:value="0.995585537870254" calcext:value-type="float">
            <text:p>0,995585537870254</text:p>
          </table:table-cell>
          <table:table-cell table:formula="of:=-[.C18]*[.B18]/2*9.81*SIN(([.G18]+[.A18])/2*PI()/180)" office:value-type="float" office:value="1.02337909443674" calcext:value-type="float">
            <text:p>1,02337909443674</text:p>
          </table:table-cell>
          <table:table-cell table:formula="of:=[.A18]-10" office:value-type="float" office:value="-110" calcext:value-type="float">
            <text:p>-110</text:p>
          </table:table-cell>
          <table:table-cell office:value-type="float" office:value="-111.92" calcext:value-type="float">
            <text:p>-111,92</text:p>
          </table:table-cell>
          <table:table-cell table:formula="of:=[.H18]-[.G18]" office:value-type="float" office:value="-1.92" calcext:value-type="float">
            <text:p>-1,9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Forearm weight(kg)</text:p>
          </table:table-cell>
          <table:table-cell office:value-type="string" calcext:value-type="string">
            <text:p>Desired elbow motor torque (N.m) (Initial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24]*[.B24]/2*9.81*SIN([.A24]*PI()/180)" office:value-type="float" office:value="0.867875207883301" calcext:value-type="float">
            <text:p>0,867875207883301</text:p>
          </table:table-cell>
          <table:table-cell table:formula="of:=[.A24]-10" office:value-type="float" office:value="-65" calcext:value-type="float">
            <text:p>-65</text:p>
          </table:table-cell>
          <table:table-cell table:formula="of:=[.E24]+[.G24]" office:value-type="float" office:value="-66.8429559331184" calcext:value-type="float">
            <text:p>-66,8429559331184</text:p>
          </table:table-cell>
          <table:table-cell table:formula="of:=-1.5423*[.D24]-0.504432" office:value-type="float" office:value="-1.84295593311842" calcext:value-type="float">
            <text:p>-1,84295593311842</text:p>
          </table:table-cell>
          <table:table-cell office:value-type="float" office:value="-0.068" calcext:value-type="float">
            <text:p>-0,068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25]*[.B25]/2*9.81*SIN([.A25]*PI()/180)" office:value-type="float" office:value="0.36236350145068" calcext:value-type="float">
            <text:p>0,36236350145068</text:p>
          </table:table-cell>
          <table:table-cell table:formula="of:=[.A25]-10" office:value-type="float" office:value="-30" calcext:value-type="float">
            <text:p>-30</text:p>
          </table:table-cell>
          <table:table-cell table:formula="of:=[.E25]+[.G25]" office:value-type="float" office:value="-31.0633052282874" calcext:value-type="float">
            <text:p>-31,0633052282874</text:p>
          </table:table-cell>
          <table:table-cell table:formula="of:=-1.5423*[.D25]-0.504432" office:value-type="float" office:value="-1.06330522828738" calcext:value-type="float">
            <text:p>-1,06330522828738</text:p>
          </table:table-cell>
          <table:table-cell office:value-type="float" office:value="0.2899" calcext:value-type="float">
            <text:p>0,2899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6]*[.B26]*9.81*SIN([.A26]*PI()/180)" office:value-type="float" office:value="2.76273607842851" calcext:value-type="float">
            <text:p>2,76273607842851</text:p>
          </table:table-cell>
          <table:table-cell table:formula="of:=[.A26]-10" office:value-type="float" office:value="-65" calcext:value-type="float">
            <text:p>-65</text:p>
          </table:table-cell>
          <table:table-cell table:formula="of:=[.E26]+[.G26]" office:value-type="float" office:value="-69.7653998537603" calcext:value-type="float">
            <text:p>-69,7653998537603</text:p>
          </table:table-cell>
          <table:table-cell table:formula="of:=-1.5423*[.D26]-0.504432" office:value-type="float" office:value="-4.76539985376029" calcext:value-type="float">
            <text:p>-4,76539985376029</text:p>
          </table:table-cell>
          <table:table-cell office:value-type="float" office:value="-0.45" calcext:value-type="float">
            <text:p>-0,4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7]*[.B27]*9.81*SIN([.A27]*PI()/180)" office:value-type="float" office:value="0.585659388557347" calcext:value-type="float">
            <text:p>0,585659388557347</text:p>
          </table:table-cell>
          <table:table-cell table:formula="of:=[.A27]-10" office:value-type="float" office:value="-20" calcext:value-type="float">
            <text:p>-20</text:p>
          </table:table-cell>
          <table:table-cell table:formula="of:=[.E27]+[.G27]" office:value-type="float" office:value="-21.407694474972" calcext:value-type="float">
            <text:p>-21,407694474972</text:p>
          </table:table-cell>
          <table:table-cell table:formula="of:=-1.5423*[.D27]-0.504432" office:value-type="float" office:value="-1.407694474972" calcext:value-type="float">
            <text:p>-1,407694474972</text:p>
          </table:table-cell>
          <table:table-cell office:value-type="float" office:value="-0.098" calcext:value-type="float">
            <text:p>-0,098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8]*[.B28]*9.81*SIN([.A28]*PI()/180)" office:value-type="float" office:value="3.372678" calcext:value-type="float">
            <text:p>3,372678</text:p>
          </table:table-cell>
          <table:table-cell table:formula="of:=[.A28]-10" office:value-type="float" office:value="-100" calcext:value-type="float">
            <text:p>-100</text:p>
          </table:table-cell>
          <table:table-cell table:formula="of:=[.E28]+[.G28]" office:value-type="float" office:value="-105.7061132794" calcext:value-type="float">
            <text:p>-105,7061132794</text:p>
          </table:table-cell>
          <table:table-cell table:formula="of:=-1.5423*[.D28]-0.504432" office:value-type="float" office:value="-5.7061132794" calcext:value-type="float">
            <text:p>-5,7061132794</text:p>
          </table:table-cell>
          <table:table-cell office:value-type="float" office:value="-0.53" calcext:value-type="float">
            <text:p>-0,5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Forearm weight(kg)</text:p>
          </table:table-cell>
          <table:table-cell office:value-type="string" calcext:value-type="string">
            <text:p>Desired elbow motor torque (N.m) (Final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24]*[.B24]/2*9.81*SIN([.E24]*PI()/180)" office:value-type="float" office:value="0.96021497420959" calcext:value-type="float">
            <text:p>0,96021497420959</text:p>
          </table:table-cell>
          <table:table-cell table:formula="of:=[.A32]-10" office:value-type="float" office:value="-65" calcext:value-type="float">
            <text:p>-65</text:p>
          </table:table-cell>
          <table:table-cell table:formula="of:=[.E32]+[.G32]" office:value-type="float" office:value="-66.907879296817" calcext:value-type="float">
            <text:p>-66,907879296817</text:p>
          </table:table-cell>
          <table:table-cell table:formula="of:=-1.9458*[.D32]-0.039493" office:value-type="float" office:value="-1.90787929681702" calcext:value-type="float">
            <text:p>-1,90787929681702</text:p>
          </table:table-cell>
          <table:table-cell office:value-type="float" office:value="-0.277" calcext:value-type="float">
            <text:p>-0,277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25]*[.B25]/2*9.81*SIN([.E25]*PI()/180)" office:value-type="float" office:value="0.52974" calcext:value-type="float">
            <text:p>0,52974</text:p>
          </table:table-cell>
          <table:table-cell table:formula="of:=[.A33]-10" office:value-type="float" office:value="-30" calcext:value-type="float">
            <text:p>-30</text:p>
          </table:table-cell>
          <table:table-cell table:formula="of:=[.E33]+[.G33]" office:value-type="float" office:value="-31.321450002" calcext:value-type="float">
            <text:p>-31,321450002</text:p>
          </table:table-cell>
          <table:table-cell table:formula="of:=-1.5423*[.D33]-0.504432" office:value-type="float" office:value="-1.321450002" calcext:value-type="float">
            <text:p>-1,321450002</text:p>
          </table:table-cell>
          <table:table-cell office:value-type="float" office:value="0.496" calcext:value-type="float">
            <text:p>0,496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6]*[.B26]*9.81*SIN([.E26]*PI()/180)" office:value-type="float" office:value="3.05668433456719" calcext:value-type="float">
            <text:p>3,05668433456719</text:p>
          </table:table-cell>
          <table:table-cell table:formula="of:=[.A34]-10" office:value-type="float" office:value="-65" calcext:value-type="float">
            <text:p>-65</text:p>
          </table:table-cell>
          <table:table-cell table:formula="of:=[.E34]+[.G34]" office:value-type="float" office:value="-70.9871893782009" calcext:value-type="float">
            <text:p>-70,9871893782009</text:p>
          </table:table-cell>
          <table:table-cell table:formula="of:=-1.9458*[.D34]-0.039493" office:value-type="float" office:value="-5.98718937820085" calcext:value-type="float">
            <text:p>-5,98718937820085</text:p>
          </table:table-cell>
          <table:table-cell office:value-type="float" office:value="1.015" calcext:value-type="float">
            <text:p>1,01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7]*[.B27]*9.81*SIN([.E27]*PI()/180)" office:value-type="float" office:value="1.15352381295133" calcext:value-type="float">
            <text:p>1,15352381295133</text:p>
          </table:table-cell>
          <table:table-cell table:formula="of:=[.A35]-10" office:value-type="float" office:value="-20" calcext:value-type="float">
            <text:p>-20</text:p>
          </table:table-cell>
          <table:table-cell table:formula="of:=[.E35]+[.G35]" office:value-type="float" office:value="-22.2840196352407" calcext:value-type="float">
            <text:p>-22,2840196352407</text:p>
          </table:table-cell>
          <table:table-cell table:formula="of:=-1.9458*[.D35]-0.039493" office:value-type="float" office:value="-2.2840196352407" calcext:value-type="float">
            <text:p>-2,2840196352407</text:p>
          </table:table-cell>
          <table:table-cell office:value-type="float" office:value="1.499" calcext:value-type="float">
            <text:p>1,499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28]*[.B28]*9.81*SIN([.E28]*PI()/180)" office:value-type="float" office:value="3.32143944281371" calcext:value-type="float">
            <text:p>3,32143944281371</text:p>
          </table:table-cell>
          <table:table-cell table:formula="of:=[.A36]-10" office:value-type="float" office:value="-100" calcext:value-type="float">
            <text:p>-100</text:p>
          </table:table-cell>
          <table:table-cell table:formula="of:=[.E36]+[.G36]" office:value-type="float" office:value="-106.502349867827" calcext:value-type="float">
            <text:p>-106,502349867827</text:p>
          </table:table-cell>
          <table:table-cell table:formula="of:=-1.9458*[.D36]-0.039493" office:value-type="float" office:value="-6.50234986782691" calcext:value-type="float">
            <text:p>-6,50234986782691</text:p>
          </table:table-cell>
          <table:table-cell office:value-type="float" office:value="0.975" calcext:value-type="float">
            <text:p>0,9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Forearm weight(kg)</text:p>
          </table:table-cell>
          <table:table-cell office:value-type="string" calcext:value-type="string">
            <text:p>Desired elbow motor torque (N.m) (Middle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32]*[.B32]/2*9.81*SIN(([.A40]+[.E40])/2*PI()/180)" office:value-type="float" office:value="0.917536594801537" calcext:value-type="float">
            <text:p>0,917536594801537</text:p>
          </table:table-cell>
          <table:table-cell table:formula="of:=[.A40]-10" office:value-type="float" office:value="-65" calcext:value-type="float">
            <text:p>-65</text:p>
          </table:table-cell>
          <table:table-cell table:formula="of:=[.E40]+[.G40]" office:value-type="float" office:value="-66.8729378522054" calcext:value-type="float">
            <text:p>-66,8729378522054</text:p>
          </table:table-cell>
          <table:table-cell table:formula="of:=-1.720045*[.D40]-0.29473362" office:value-type="float" office:value="-1.87293785220541" calcext:value-type="float">
            <text:p>-1,87293785220541</text:p>
          </table:table-cell>
          <table:table-cell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table:formula="of:=-[.C33]*[.B33]/2*9.81*SIN(([.A41]+[.E41])/2*PI()/180)" office:value-type="float" office:value="0.447755595949036" calcext:value-type="float">
            <text:p>0,447755595949036</text:p>
          </table:table-cell>
          <table:table-cell table:formula="of:=[.A41]-10" office:value-type="float" office:value="-30" calcext:value-type="float">
            <text:p>-30</text:p>
          </table:table-cell>
          <table:table-cell table:formula="of:=[.E41]+[.G41]" office:value-type="float" office:value="-31.1950054556322" calcext:value-type="float">
            <text:p>-31,1950054556322</text:p>
          </table:table-cell>
          <table:table-cell table:formula="of:=-1.5423*[.D41]-0.504432" office:value-type="float" office:value="-1.1950054556322" calcext:value-type="float">
            <text:p>-1,1950054556322</text:p>
          </table:table-cell>
          <table:table-cell office:value-type="float" office:value="0.379" calcext:value-type="float">
            <text:p>0,379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34]*[.B34]*9.81*SIN(([.A42]+[.E42])/2*PI()/180)" office:value-type="float" office:value="2.92082482678489" calcext:value-type="float">
            <text:p>2,92082482678489</text:p>
          </table:table-cell>
          <table:table-cell table:formula="of:=[.A42]-10" office:value-type="float" office:value="-65" calcext:value-type="float">
            <text:p>-65</text:p>
          </table:table-cell>
          <table:table-cell table:formula="of:=[.E42]+[.G42]" office:value-type="float" office:value="-70.3186837591872" calcext:value-type="float">
            <text:p>-70,3186837591872</text:p>
          </table:table-cell>
          <table:table-cell table:formula="of:=-1.720045*[.D42]-0.29473362" office:value-type="float" office:value="-5.31868375918722" calcext:value-type="float">
            <text:p>-5,31868375918722</text:p>
          </table:table-cell>
          <table:table-cell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35]*[.B35]*9.81*SIN(([.A43]+[.E43])/2*PI()/180)" office:value-type="float" office:value="0.872913299398279" calcext:value-type="float">
            <text:p>0,872913299398279</text:p>
          </table:table-cell>
          <table:table-cell table:formula="of:=[.A43]-10" office:value-type="float" office:value="-20" calcext:value-type="float">
            <text:p>-20</text:p>
          </table:table-cell>
          <table:table-cell table:formula="of:=[.E43]+[.G43]" office:value-type="float" office:value="-21.7961837760635" calcext:value-type="float">
            <text:p>-21,7961837760635</text:p>
          </table:table-cell>
          <table:table-cell table:formula="of:=-1.720045*[.D43]-0.29473362" office:value-type="float" office:value="-1.79618377606351" calcext:value-type="float">
            <text:p>-1,79618377606351</text:p>
          </table:table-cell>
          <table:table-cell office:value-type="float" office:value="1.009" calcext:value-type="float">
            <text:p>1,009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36" calcext:value-type="float">
            <text:p>0,36</text:p>
          </table:table-cell>
          <table:table-cell office:value-type="float" office:value="0.955" calcext:value-type="float">
            <text:p>0,955</text:p>
          </table:table-cell>
          <table:table-cell table:formula="of:=-[.C36]*[.B36]*9.81*SIN(([.A44]+[.E44])/2*PI()/180)" office:value-type="float" office:value="3.35984394197067" calcext:value-type="float">
            <text:p>3,35984394197067</text:p>
          </table:table-cell>
          <table:table-cell table:formula="of:=[.A44]-10" office:value-type="float" office:value="-100" calcext:value-type="float">
            <text:p>-100</text:p>
          </table:table-cell>
          <table:table-cell table:formula="of:=[.E44]+[.G44]" office:value-type="float" office:value="-106.073816393167" calcext:value-type="float">
            <text:p>-106,073816393167</text:p>
          </table:table-cell>
          <table:table-cell table:formula="of:=-1.720045*[.D44]-0.29473362" office:value-type="float" office:value="-6.07381639316694" calcext:value-type="float">
            <text:p>-6,07381639316694</text:p>
          </table:table-cell>
          <table:table-cell office:value-type="float" office:value="0.106" calcext:value-type="float">
            <text:p>0,106</text:p>
          </table:table-cell>
          <table:table-cell table:number-columns-repeated="2"/>
        </table:table-row>
      </table:table>
      <table:table table:name="Shoulder_motor" table:style-name="ta1">
        <table:shapes>
          <draw:frame draw:z-index="0" draw:style-name="gr1" draw:text-style-name="P1" svg:width="15.999cm" svg:height="8.999cm" svg:x="66.663cm" svg:y="0.904cm">
            <draw:object draw:notify-on-update-of-ranges="Shoulder_motor.G4:Shoulder_motor.G15 Shoulder_motor.L3:Shoulder_motor.L3 Shoulder_motor.L4:Shoulder_motor.L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.999cm" svg:height="8.999cm" svg:x="66.619cm" svg:y="10.44cm">
            <draw:object draw:notify-on-update-of-ranges="Shoulder_motor.H4:Shoulder_motor.H15 Shoulder_motor.L3:Shoulder_motor.L3 Shoulder_motor.L4:Shoulder_motor.L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.999cm" svg:height="8.999cm" svg:x="66.636cm" svg:y="20.295cm">
            <draw:object draw:notify-on-update-of-ranges="Shoulder_motor.I4:Shoulder_motor.I15 Shoulder_motor.L3:Shoulder_motor.L3 Shoulder_motor.L4:Shoulder_motor.L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houlder torqu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Initial shoulder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Arm lenght (m)</text:p>
          </table:table-cell>
          <table:table-cell office:value-type="string" calcext:value-type="string">
            <text:p>Forearm <text:s/>weight (kg)</text:p>
          </table:table-cell>
          <table:table-cell office:value-type="string" calcext:value-type="string">
            <text:p>Arm weight(kg)</text:p>
          </table:table-cell>
          <table:table-cell office:value-type="string" calcext:value-type="string">
            <text:p>Desired elbow motor torque (N.m) (Initial angle)</text:p>
          </table:table-cell>
          <table:table-cell office:value-type="string" calcext:value-type="string">
            <text:p>Desired elbow motor torque (N.m) (Final angle)</text:p>
          </table:table-cell>
          <table:table-cell office:value-type="string" calcext:value-type="string">
            <text:p>Desired elbow motor torque (N.m) (Middle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36*0.01"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4]*[.D4]/2+[.E4]*[.D4])*SIN([.B4]*PI()/180)+[.E4]*[.C4]/2*SIN([.B4]*PI()/180+[.A4]*PI()/180))" office:value-type="float" office:value="0" calcext:value-type="float">
            <text:p>0</text:p>
          </table:table-cell>
          <table:table-cell table:formula="of:=-9.81*(([.F4]*[.D4]/2+[.E4]*[.D4])*SIN([.J4]*PI()/180)+[.E4]*[.C4]/2*SIN([.J4]*PI()/180+[.A4]*PI()/180))" office:value-type="float" office:value="0.633186721136609" calcext:value-type="float">
            <text:p>0,633186721136609</text:p>
          </table:table-cell>
          <table:table-cell table:formula="of:=-9.81*(([.F4]*[.D4]/2+[.E4]*[.D4])*SIN(([.B4]+[.J4])/2*PI()/180)+[.E4]*[.C4]/2*SIN(([.B4]+[.J4])/2*PI()/180+[.A4]*PI()/180))" office:value-type="float" office:value="0.317802695772978" calcext:value-type="float">
            <text:p>0,317802695772978</text:p>
          </table:table-cell>
          <table:table-cell table:formula="of:=[.B4]-10" office:value-type="float" office:value="-10" calcext:value-type="float">
            <text:p>-10</text:p>
          </table:table-cell>
          <table:table-cell office:value-type="float" office:value="-10.335" calcext:value-type="float">
            <text:p>-10,335</text:p>
          </table:table-cell>
          <table:table-cell table:formula="of:=[.K4]-[.J4]" office:value-type="float" office:value="-0.335000000000001" calcext:value-type="float">
            <text:p>-0,335000000000001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5]*[.D5]/2+[.E5]*[.D5])*SIN([.B5]*PI()/180)+[.E5]*[.C5]/2*SIN([.B5]*PI()/180+[.A5]*PI()/180))" office:value-type="float" office:value="0.633186721136609" calcext:value-type="float">
            <text:p>0,633186721136609</text:p>
          </table:table-cell>
          <table:table-cell table:formula="of:=-9.81*(([.F5]*[.D5]/2+[.E5]*[.D5])*SIN([.J5]*PI()/180)+[.E5]*[.C5]/2*SIN([.J5]*PI()/180+[.A5]*PI()/180))" office:value-type="float" office:value="1.24713438415942" calcext:value-type="float">
            <text:p>1,24713438415942</text:p>
          </table:table-cell>
          <table:table-cell table:formula="of:=-9.81*(([.F5]*[.D5]/2+[.E5]*[.D5])*SIN(([.B5]+[.J5])/2*PI()/180)+[.E5]*[.C5]/2*SIN(([.B5]+[.J5])/2*PI()/180+[.A5]*PI()/180))" office:value-type="float" office:value="0.943751813223794" calcext:value-type="float">
            <text:p>0,943751813223794</text:p>
          </table:table-cell>
          <table:table-cell table:formula="of:=[.B5]-10" office:value-type="float" office:value="-20" calcext:value-type="float">
            <text:p>-20</text:p>
          </table:table-cell>
          <table:table-cell office:value-type="float" office:value="-21.04" calcext:value-type="float">
            <text:p>-21,04</text:p>
          </table:table-cell>
          <table:table-cell table:formula="of:=[.K5]-[.J5]" office:value-type="float" office:value="-1.04" calcext:value-type="float">
            <text:p>-1,04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6]*[.D6]/2+[.E6]*[.D6])*SIN([.B6]*PI()/180)+[.E6]*[.C6]/2*SIN([.B6]*PI()/180+[.A6]*PI()/180))" office:value-type="float" office:value="1.8231885" calcext:value-type="float">
            <text:p>1,8231885</text:p>
          </table:table-cell>
          <table:table-cell table:formula="of:=-9.81*(([.F6]*[.D6]/2+[.E6]*[.D6])*SIN([.J6]*PI()/180)+[.E6]*[.C6]/2*SIN([.J6]*PI()/180+[.A6]*PI()/180))" office:value-type="float" office:value="2.34384595584597" calcext:value-type="float">
            <text:p>2,34384595584597</text:p>
          </table:table-cell>
          <table:table-cell table:formula="of:=-9.81*(([.F6]*[.D6]/2+[.E6]*[.D6])*SIN(([.B6]+[.J6])/2*PI()/180)+[.E6]*[.C6]/2*SIN(([.B6]+[.J6])/2*PI()/180+[.A6]*PI()/180))" office:value-type="float" office:value="2.09147592525242" calcext:value-type="float">
            <text:p>2,09147592525242</text:p>
          </table:table-cell>
          <table:table-cell table:formula="of:=[.B6]-10" office:value-type="float" office:value="-40" calcext:value-type="float">
            <text:p>-40</text:p>
          </table:table-cell>
          <table:table-cell office:value-type="float" office:value="-41.97" calcext:value-type="float">
            <text:p>-41,97</text:p>
          </table:table-cell>
          <table:table-cell table:formula="of:=[.K6]-[.J6]" office:value-type="float" office:value="-1.97" calcext:value-type="float">
            <text:p>-1,97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7]*[.D7]/2+[.E7]*[.D7])*SIN([.B7]*PI()/180)+[.E7]*[.C7]/2*SIN([.B7]*PI()/180+[.A7]*PI()/180))" office:value-type="float" office:value="3.42647355950346" calcext:value-type="float">
            <text:p>3,42647355950346</text:p>
          </table:table-cell>
          <table:table-cell table:formula="of:=-9.81*(([.F7]*[.D7]/2+[.E7]*[.D7])*SIN([.J7]*PI()/180)+[.E7]*[.C7]/2*SIN([.J7]*PI()/180+[.A7]*PI()/180))" office:value-type="float" office:value="3.5909803400054" calcext:value-type="float">
            <text:p>3,5909803400054</text:p>
          </table:table-cell>
          <table:table-cell table:formula="of:=-9.81*(([.F7]*[.D7]/2+[.E7]*[.D7])*SIN(([.B7]+[.J7])/2*PI()/180)+[.E7]*[.C7]/2*SIN(([.B7]+[.J7])/2*PI()/180+[.A7]*PI()/180))" office:value-type="float" office:value="3.52212971668646" calcext:value-type="float">
            <text:p>3,52212971668646</text:p>
          </table:table-cell>
          <table:table-cell table:formula="of:=[.B7]-10" office:value-type="float" office:value="-80" calcext:value-type="float">
            <text:p>-80</text:p>
          </table:table-cell>
          <table:table-cell office:value-type="float" office:value="-83.06" calcext:value-type="float">
            <text:p>-83,06</text:p>
          </table:table-cell>
          <table:table-cell table:formula="of:=[.K7]-[.J7]" office:value-type="float" office:value="-3.06" calcext:value-type="float">
            <text:p>-3,06</text:p>
          </table:table-cell>
          <table:table-cell office:value-type="float" office:value="-0.027" calcext:value-type="float">
            <text:p>-0,02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8]*[.D8]/2+[.E8]*[.D8])*SIN([.B8]*PI()/180)+[.E8]*[.C8]/2*SIN([.B8]*PI()/180+[.A8]*PI()/180))" office:value-type="float" office:value="3.646377" calcext:value-type="float">
            <text:p>3,646377</text:p>
          </table:table-cell>
          <table:table-cell table:formula="of:=-9.81*(([.F8]*[.D8]/2+[.E8]*[.D8])*SIN([.J8]*PI()/180)+[.E8]*[.C8]/2*SIN([.J8]*PI()/180+[.A8]*PI()/180))" office:value-type="float" office:value="3.5909803400054" calcext:value-type="float">
            <text:p>3,5909803400054</text:p>
          </table:table-cell>
          <table:table-cell table:formula="of:=-9.81*(([.F8]*[.D8]/2+[.E8]*[.D8])*SIN(([.B8]+[.J8])/2*PI()/180)+[.E8]*[.C8]/2*SIN(([.B8]+[.J8])/2*PI()/180+[.A8]*PI()/180))" office:value-type="float" office:value="3.63250143464369" calcext:value-type="float">
            <text:p>3,63250143464369</text:p>
          </table:table-cell>
          <table:table-cell table:formula="of:=[.B8]-10" office:value-type="float" office:value="-100" calcext:value-type="float">
            <text:p>-100</text:p>
          </table:table-cell>
          <table:table-cell office:value-type="float" office:value="-103.86" calcext:value-type="float">
            <text:p>-103,86</text:p>
          </table:table-cell>
          <table:table-cell table:formula="of:=[.K8]-[.J8]" office:value-type="float" office:value="-3.86" calcext:value-type="float">
            <text:p>-3,86</text:p>
          </table:table-cell>
          <table:table-cell office:value-type="float" office:value="-0.19" calcext:value-type="float">
            <text:p>-0,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9]*[.D9]/2+[.E9]*[.D9])*SIN([.B9]*PI()/180)+[.E9]*[.C9]/2*SIN([.B9]*PI()/180+[.A9]*PI()/180))" office:value-type="float" office:value="2.69708761881444" calcext:value-type="float">
            <text:p>2,69708761881444</text:p>
          </table:table-cell>
          <table:table-cell table:formula="of:=-9.81*(([.F9]*[.D9]/2+[.E9]*[.D9])*SIN([.J9]*PI()/180)+[.E9]*[.C9]/2*SIN([.J9]*PI()/180+[.A9]*PI()/180))" office:value-type="float" office:value="3.07927694012465" calcext:value-type="float">
            <text:p>3,07927694012465</text:p>
          </table:table-cell>
          <table:table-cell table:formula="of:=-9.81*(([.F9]*[.D9]/2+[.E9]*[.D9])*SIN(([.B9]+[.J9])/2*PI()/180)+[.E9]*[.C9]/2*SIN(([.B9]+[.J9])/2*PI()/180+[.A9]*PI()/180))" office:value-type="float" office:value="2.89921466657269" calcext:value-type="float">
            <text:p>2,89921466657269</text:p>
          </table:table-cell>
          <table:table-cell table:formula="of:=[.B9]-10" office:value-type="float" office:value="-55" calcext:value-type="float">
            <text:p>-55</text:p>
          </table:table-cell>
          <table:table-cell office:value-type="float" office:value="-57.135" calcext:value-type="float">
            <text:p>-57,135</text:p>
          </table:table-cell>
          <table:table-cell table:formula="of:=[.K9]-[.J9]" office:value-type="float" office:value="-2.135" calcext:value-type="float">
            <text:p>-2,135</text:p>
          </table:table-cell>
          <table:table-cell office:value-type="float" office:value="-0.289" calcext:value-type="float">
            <text:p>-0,289</text:p>
          </table:table-cell>
        </table:table-row>
        <table:table-row table:style-name="ro1">
          <table:table-cell table:number-columns-repeated="2"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0]*[.D10]/2+[.E10]*[.D10])*SIN([.B10]*PI()/180)+[.E10]*[.C10]/2*SIN([.B10]*PI()/180+[.A10]*PI()/180))" office:value-type="float" office:value="2.88869241093114" calcext:value-type="float">
            <text:p>2,88869241093114</text:p>
          </table:table-cell>
          <table:table-cell table:formula="of:=-9.81*(([.F10]*[.D10]/2+[.E10]*[.D10])*SIN([.J10]*PI()/180)+[.E10]*[.C10]/2*SIN([.J10]*PI()/180+[.A10]*PI()/180))" office:value-type="float" office:value="3.16244608407644" calcext:value-type="float">
            <text:p>3,16244608407644</text:p>
          </table:table-cell>
          <table:table-cell table:formula="of:=-9.81*(([.F10]*[.D10]/2+[.E10]*[.D10])*SIN(([.B10]+[.J10])/2*PI()/180)+[.E10]*[.C10]/2*SIN(([.B10]+[.J10])/2*PI()/180+[.A10]*PI()/180))" office:value-type="float" office:value="3.0371264305054" calcext:value-type="float">
            <text:p>3,0371264305054</text:p>
          </table:table-cell>
          <table:table-cell table:formula="of:=[.B10]-10" office:value-type="float" office:value="-55" calcext:value-type="float">
            <text:p>-55</text:p>
          </table:table-cell>
          <table:table-cell office:value-type="float" office:value="-57.44" calcext:value-type="float">
            <text:p>-57,44</text:p>
          </table:table-cell>
          <table:table-cell table:formula="of:=[.K10]-[.J10]" office:value-type="float" office:value="-2.44" calcext:value-type="float">
            <text:p>-2,44</text:p>
          </table:table-cell>
          <table:table-cell office:value-type="float" office:value="-0.193" calcext:value-type="float">
            <text:p>-0,19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1]*[.D11]/2+[.E11]*[.D11])*SIN([.B11]*PI()/180)+[.E11]*[.C11]/2*SIN([.B11]*PI()/180+[.A11]*PI()/180))" office:value-type="float" office:value="2.57837790346266" calcext:value-type="float">
            <text:p>2,57837790346266</text:p>
          </table:table-cell>
          <table:table-cell table:formula="of:=-9.81*(([.F11]*[.D11]/2+[.E11]*[.D11])*SIN([.J11]*PI()/180)+[.E11]*[.C11]/2*SIN([.J11]*PI()/180+[.A11]*PI()/180))" office:value-type="float" office:value="2.72675472870027" calcext:value-type="float">
            <text:p>2,72675472870027</text:p>
          </table:table-cell>
          <table:table-cell table:formula="of:=-9.81*(([.F11]*[.D11]/2+[.E11]*[.D11])*SIN(([.B11]+[.J11])/2*PI()/180)+[.E11]*[.C11]/2*SIN(([.B11]+[.J11])/2*PI()/180+[.A11]*PI()/180))" office:value-type="float" office:value="2.66269868848185" calcext:value-type="float">
            <text:p>2,66269868848185</text:p>
          </table:table-cell>
          <table:table-cell table:formula="of:=[.B11]-10" office:value-type="float" office:value="-55" calcext:value-type="float">
            <text:p>-55</text:p>
          </table:table-cell>
          <table:table-cell office:value-type="float" office:value="-57.41" calcext:value-type="float">
            <text:p>-57,41</text:p>
          </table:table-cell>
          <table:table-cell table:formula="of:=[.K11]-[.J11]" office:value-type="float" office:value="-2.41" calcext:value-type="float">
            <text:p>-2,41</text:p>
          </table:table-cell>
          <table:table-cell office:value-type="float" office:value="-0.396" calcext:value-type="float">
            <text:p>-0,396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2]*[.D12]/2+[.E12]*[.D12])*SIN([.B12]*PI()/180)+[.E12]*[.C12]/2*SIN([.B12]*PI()/180+[.A12]*PI()/180))" office:value-type="float" office:value="1.56579149941944" calcext:value-type="float">
            <text:p>1,56579149941944</text:p>
          </table:table-cell>
          <table:table-cell table:formula="of:=-9.81*(([.F12]*[.D12]/2+[.E12]*[.D12])*SIN([.J12]*PI()/180)+[.E12]*[.C12]/2*SIN([.J12]*PI()/180+[.A12]*PI()/180))" office:value-type="float" office:value="2.1050572665957" calcext:value-type="float">
            <text:p>2,1050572665957</text:p>
          </table:table-cell>
          <table:table-cell table:formula="of:=-9.81*(([.F12]*[.D12]/2+[.E12]*[.D12])*SIN(([.B12]+[.J12])/2*PI()/180)+[.E12]*[.C12]/2*SIN(([.B12]+[.J12])/2*PI()/180+[.A12]*PI()/180))" office:value-type="float" office:value="1.84243540597375" calcext:value-type="float">
            <text:p>1,84243540597375</text:p>
          </table:table-cell>
          <table:table-cell table:formula="of:=[.B12]-10" office:value-type="float" office:value="-30" calcext:value-type="float">
            <text:p>-30</text:p>
          </table:table-cell>
          <table:table-cell office:value-type="float" office:value="-31.79" calcext:value-type="float">
            <text:p>-31,79</text:p>
          </table:table-cell>
          <table:table-cell table:formula="of:=[.K12]-[.J12]" office:value-type="float" office:value="-1.79" calcext:value-type="float">
            <text:p>-1,79</text:p>
          </table:table-cell>
          <table:table-cell office:value-type="float" office:value="-0.176" calcext:value-type="float">
            <text:p>-0,17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3]*[.D13]/2+[.E13]*[.D13])*SIN([.B13]*PI()/180)+[.E13]*[.C13]/2*SIN([.B13]*PI()/180+[.A13]*PI()/180))" office:value-type="float" office:value="1.880356420579" calcext:value-type="float">
            <text:p>1,880356420579</text:p>
          </table:table-cell>
          <table:table-cell table:formula="of:=-9.81*(([.F13]*[.D13]/2+[.E13]*[.D13])*SIN([.J13]*PI()/180)+[.E13]*[.C13]/2*SIN([.J13]*PI()/180+[.A13]*PI()/180))" office:value-type="float" office:value="2.33683261816137" calcext:value-type="float">
            <text:p>2,33683261816137</text:p>
          </table:table-cell>
          <table:table-cell table:formula="of:=-9.81*(([.F13]*[.D13]/2+[.E13]*[.D13])*SIN(([.B13]+[.J13])/2*PI()/180)+[.E13]*[.C13]/2*SIN(([.B13]+[.J13])/2*PI()/180+[.A13]*PI()/180))" office:value-type="float" office:value="2.11664900787897" calcext:value-type="float">
            <text:p>2,11664900787897</text:p>
          </table:table-cell>
          <table:table-cell table:formula="of:=[.B13]-10" office:value-type="float" office:value="-30" calcext:value-type="float">
            <text:p>-30</text:p>
          </table:table-cell>
          <table:table-cell office:value-type="float" office:value="-32.135" calcext:value-type="float">
            <text:p>-32,135</text:p>
          </table:table-cell>
          <table:table-cell table:formula="of:=[.K13]-[.J13]" office:value-type="float" office:value="-2.135" calcext:value-type="float">
            <text:p>-2,13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0" calcext:value-type="float">
            <text:p>-2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4]*[.D14]/2+[.E14]*[.D14])*SIN([.B14]*PI()/180)+[.E14]*[.C14]/2*SIN([.B14]*PI()/180+[.A14]*PI()/180))" office:value-type="float" office:value="1.92815500087012" calcext:value-type="float">
            <text:p>1,92815500087012</text:p>
          </table:table-cell>
          <table:table-cell table:formula="of:=-9.81*(([.F14]*[.D14]/2+[.E14]*[.D14])*SIN([.J14]*PI()/180)+[.E14]*[.C14]/2*SIN([.J14]*PI()/180+[.A14]*PI()/180))" office:value-type="float" office:value="2.28903403787025" calcext:value-type="float">
            <text:p>2,28903403787025</text:p>
          </table:table-cell>
          <table:table-cell table:formula="of:=-9.81*(([.F14]*[.D14]/2+[.E14]*[.D14])*SIN(([.B14]+[.J14])/2*PI()/180)+[.E14]*[.C14]/2*SIN(([.B14]+[.J14])/2*PI()/180+[.A14]*PI()/180))" office:value-type="float" office:value="2.11664900787897" calcext:value-type="float">
            <text:p>2,11664900787897</text:p>
          </table:table-cell>
          <table:table-cell table:formula="of:=[.B14]-10" office:value-type="float" office:value="-30" calcext:value-type="float">
            <text:p>-30</text:p>
          </table:table-cell>
          <table:table-cell office:value-type="float" office:value="-32.015" calcext:value-type="float">
            <text:p>-32,015</text:p>
          </table:table-cell>
          <table:table-cell table:formula="of:=[.K14]-[.J14]" office:value-type="float" office:value="-2.015" calcext:value-type="float">
            <text:p>-2,015</text:p>
          </table:table-cell>
          <table:table-cell office:value-type="float" office:value="-0.22" calcext:value-type="float">
            <text:p>-0,2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80" calcext:value-type="float">
            <text:p>-8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15]*[.D15]/2+[.E15]*[.D15])*SIN([.B15]*PI()/180)+[.E15]*[.C15]/2*SIN([.B15]*PI()/180+[.A15]*PI()/180))" office:value-type="float" office:value="3.54318175971428" calcext:value-type="float">
            <text:p>3,54318175971428</text:p>
          </table:table-cell>
          <table:table-cell table:formula="of:=-9.81*(([.F15]*[.D15]/2+[.E15]*[.D15])*SIN([.J15]*PI()/180)+[.E15]*[.C15]/2*SIN([.J15]*PI()/180+[.A15]*PI()/180))" office:value-type="float" office:value="3.50443359480154" calcext:value-type="float">
            <text:p>3,50443359480154</text:p>
          </table:table-cell>
          <table:table-cell table:formula="of:=-9.81*(([.F15]*[.D15]/2+[.E15]*[.D15])*SIN(([.B15]+[.J15])/2*PI()/180)+[.E15]*[.C15]/2*SIN(([.B15]+[.J15])/2*PI()/180+[.A15]*PI()/180))" office:value-type="float" office:value="3.53726805011903" calcext:value-type="float">
            <text:p>3,53726805011903</text:p>
          </table:table-cell>
          <table:table-cell table:formula="of:=[.B15]-10" office:value-type="float" office:value="-90" calcext:value-type="float">
            <text:p>-90</text:p>
          </table:table-cell>
          <table:table-cell office:value-type="float" office:value="-93.915" calcext:value-type="float">
            <text:p>-93,915</text:p>
          </table:table-cell>
          <table:table-cell table:formula="of:=[.K15]-[.J15]" office:value-type="float" office:value="-3.91500000000001" calcext:value-type="float">
            <text:p>-3,91500000000001</text:p>
          </table:table-cell>
          <table:table-cell office:value-type="float" office:value="-0.126" calcext:value-type="float">
            <text:p>-0,12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Initial shoulder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Arm lenght (m)</text:p>
          </table:table-cell>
          <table:table-cell office:value-type="string" calcext:value-type="string">
            <text:p>Forearm <text:s/>weight (kg)</text:p>
          </table:table-cell>
          <table:table-cell office:value-type="string" calcext:value-type="string">
            <text:p>Arm weight(kg)</text:p>
          </table:table-cell>
          <table:table-cell office:value-type="string" calcext:value-type="string">
            <text:p>Desired elbow motor torque (N.m) (Initial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36*0.01"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0]*[.D20]/2+[.E20]*[.D20])*SIN([.B20]*PI()/180)+[.E20]*[.C20]/2*SIN([.B20]*PI()/180+[.A20]*PI()/180))" office:value-type="float" office:value="0.317802695772978" calcext:value-type="float">
            <text:p>0,317802695772978</text:p>
          </table:table-cell>
          <table:table-cell table:formula="of:=[.B20]-10" office:value-type="float" office:value="-15" calcext:value-type="float">
            <text:p>-15</text:p>
          </table:table-cell>
          <table:table-cell table:formula="of:=[.H20]+[.J20]" office:value-type="float" office:value="-15.6223003499819" calcext:value-type="float">
            <text:p>-15,6223003499819</text:p>
          </table:table-cell>
          <table:table-cell table:formula="of:=-0.8613937*[.G20]-0.34854711" office:value-type="float" office:value="-0.62230034998186" calcext:value-type="float">
            <text:p>-0,62230034998186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1]*[.D21]/2+[.E21]*[.D21])*SIN([.B21]*PI()/180)+[.E21]*[.C21]/2*SIN([.B21]*PI()/180+[.A21]*PI()/180))" office:value-type="float" office:value="1.97446911671069" calcext:value-type="float">
            <text:p>1,97446911671069</text:p>
          </table:table-cell>
          <table:table-cell table:formula="of:=[.B21]-10" office:value-type="float" office:value="-40" calcext:value-type="float">
            <text:p>-40</text:p>
          </table:table-cell>
          <table:table-cell table:formula="of:=[.H21]+[.J21]" office:value-type="float" office:value="-42.0493423679792" calcext:value-type="float">
            <text:p>-42,0493423679792</text:p>
          </table:table-cell>
          <table:table-cell table:formula="of:=-0.8613937*[.G21]-0.34854711" office:value-type="float" office:value="-2.04934236797916" calcext:value-type="float">
            <text:p>-2,04934236797916</text:p>
          </table:table-cell>
          <table:table-cell office:value-type="float" office:value="-0.076" calcext:value-type="float">
            <text:p>-0,076</text:p>
          </table:table-cell>
          <table:table-cell table:number-columns-repeated="2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2]*[.D22]/2+[.E22]*[.D22])*SIN([.B22]*PI()/180)+[.E22]*[.C22]/2*SIN([.B22]*PI()/180+[.A22]*PI()/180))" office:value-type="float" office:value="2.28903403787025" calcext:value-type="float">
            <text:p>2,28903403787025</text:p>
          </table:table-cell>
          <table:table-cell table:formula="of:=[.B22]-10" office:value-type="float" office:value="-40" calcext:value-type="float">
            <text:p>-40</text:p>
          </table:table-cell>
          <table:table-cell table:formula="of:=[.H22]+[.J22]" office:value-type="float" office:value="-42.320306609307" calcext:value-type="float">
            <text:p>-42,320306609307</text:p>
          </table:table-cell>
          <table:table-cell table:formula="of:=-0.8613937*[.G22]-0.34854711" office:value-type="float" office:value="-2.320306609307" calcext:value-type="float">
            <text:p>-2,320306609307</text:p>
          </table:table-cell>
          <table:table-cell office:value-type="float" office:value="-0.191" calcext:value-type="float">
            <text:p>-0,191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3]*[.D23]/2+[.E23]*[.D23])*SIN([.B23]*PI()/180)+[.E23]*[.C23]/2*SIN([.B23]*PI()/180+[.A23]*PI()/180))" office:value-type="float" office:value="3.34842461643474" calcext:value-type="float">
            <text:p>3,34842461643474</text:p>
          </table:table-cell>
          <table:table-cell table:formula="of:=[.B23]-10" office:value-type="float" office:value="-80" calcext:value-type="float">
            <text:p>-80</text:p>
          </table:table-cell>
          <table:table-cell table:formula="of:=[.H23]+[.J23]" office:value-type="float" office:value="-83.2328589795218" calcext:value-type="float">
            <text:p>-83,2328589795218</text:p>
          </table:table-cell>
          <table:table-cell table:formula="of:=-0.8613937*[.G23]-0.34854711" office:value-type="float" office:value="-3.2328589795218" calcext:value-type="float">
            <text:p>-3,2328589795218</text:p>
          </table:table-cell>
          <table:table-cell office:value-type="float" office:value="-0.128" calcext:value-type="float">
            <text:p>-0,1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office:value-type="float" office:value="0.293" calcext:value-type="float">
            <text:p>0,293</text:p>
          </table:table-cell>
          <table:table-cell office:value-type="float" office:value="0.88" calcext:value-type="float">
            <text:p>0,88</text:p>
          </table:table-cell>
          <table:table-cell office:value-type="float" office:value="0.6" calcext:value-type="float">
            <text:p>0,6</text:p>
          </table:table-cell>
          <table:table-cell table:formula="of:=-9.81*(([.F24]*[.D24]/2+[.E24]*[.D24])*SIN([.B24]*PI()/180)+[.E24]*[.C24]*SIN([.B24]*PI()/180+[.A24]*PI()/180))" office:value-type="float" office:value="5.50610871655416" calcext:value-type="float">
            <text:p>5,50610871655416</text:p>
          </table:table-cell>
          <table:table-cell table:formula="of:=[.B24]-10" office:value-type="float" office:value="-55" calcext:value-type="float">
            <text:p>-55</text:p>
          </table:table-cell>
          <table:table-cell table:formula="of:=[.H24]+[.J24]" office:value-type="float" office:value="-60.0914744699548" calcext:value-type="float">
            <text:p>-60,0914744699548</text:p>
          </table:table-cell>
          <table:table-cell table:formula="of:=-0.8613937*[.G24]-0.34854711" office:value-type="float" office:value="-5.09147446995484" calcext:value-type="float">
            <text:p>-5,09147446995484</text:p>
          </table:table-cell>
          <table:table-cell office:value-type="float" office:value="0.333" calcext:value-type="float">
            <text:p>0,33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Initial shoulder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Arm lenght (m)</text:p>
          </table:table-cell>
          <table:table-cell office:value-type="string" calcext:value-type="string">
            <text:p>Forearm <text:s/>weight (kg)</text:p>
          </table:table-cell>
          <table:table-cell office:value-type="string" calcext:value-type="string">
            <text:p>Arm weight(kg)</text:p>
          </table:table-cell>
          <table:table-cell office:value-type="string" calcext:value-type="string">
            <text:p>Desired elbow motor torque (N.m) (Final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36*0.01"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7]*[.D27]/2+[.E27]*[.D27])*SIN([.H27]*PI()/180)+[.E27]*[.C27]/2*SIN([.H27]*PI()/180+[.A27]*PI()/180))" office:value-type="float" office:value="0.943751813223794" calcext:value-type="float">
            <text:p>0,943751813223794</text:p>
          </table:table-cell>
          <table:table-cell table:formula="of:=[.B27]-10" office:value-type="float" office:value="-15" calcext:value-type="float">
            <text:p>-15</text:p>
          </table:table-cell>
          <table:table-cell table:formula="of:=[.H27]+[.J27]" office:value-type="float" office:value="-15.6013671324813" calcext:value-type="float">
            <text:p>-15,6013671324813</text:p>
          </table:table-cell>
          <table:table-cell table:formula="of:=-1.031302*[.G27]+0.371926" office:value-type="float" office:value="-0.601367132481326" calcext:value-type="float">
            <text:p>-0,601367132481326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8]*[.D28]/2+[.E28]*[.D28])*SIN([.H28]*PI()/180)+[.E28]*[.C28]/2*SIN([.H28]*PI()/180+[.A28]*PI()/180))" office:value-type="float" office:value="2.47443410573097" calcext:value-type="float">
            <text:p>2,47443410573097</text:p>
          </table:table-cell>
          <table:table-cell table:formula="of:=[.B28]-10" office:value-type="float" office:value="-40" calcext:value-type="float">
            <text:p>-40</text:p>
          </table:table-cell>
          <table:table-cell table:formula="of:=[.H28]+[.J28]" office:value-type="float" office:value="-42.1799628421086" calcext:value-type="float">
            <text:p>-42,1799628421086</text:p>
          </table:table-cell>
          <table:table-cell table:formula="of:=-1.031302*[.G28]+0.371926" office:value-type="float" office:value="-2.17996284210857" calcext:value-type="float">
            <text:p>-2,17996284210857</text:p>
          </table:table-cell>
          <table:table-cell office:value-type="float" office:value="-0.191" calcext:value-type="float">
            <text:p>-0,191</text:p>
          </table:table-cell>
          <table:table-cell table:number-columns-repeated="2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29]*[.D29]/2+[.E29]*[.D29])*SIN([.H29]*PI()/180)+[.E29]*[.C29]/2*SIN([.H29]*PI()/180+[.A29]*PI()/180))" office:value-type="float" office:value="2.58036193393682" calcext:value-type="float">
            <text:p>2,58036193393682</text:p>
          </table:table-cell>
          <table:table-cell table:formula="of:=[.B29]-10" office:value-type="float" office:value="-40" calcext:value-type="float">
            <text:p>-40</text:p>
          </table:table-cell>
          <table:table-cell table:formula="of:=[.H29]+[.J29]" office:value-type="float" office:value="-42.2892064231929" calcext:value-type="float">
            <text:p>-42,2892064231929</text:p>
          </table:table-cell>
          <table:table-cell table:formula="of:=-1.031302*[.G29]+0.371926" office:value-type="float" office:value="-2.28920642319291" calcext:value-type="float">
            <text:p>-2,28920642319291</text:p>
          </table:table-cell>
          <table:table-cell office:value-type="float" office:value="-0.236" calcext:value-type="float">
            <text:p>-0,236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30]*[.D30]/2+[.E30]*[.D30])*SIN([.H30]*PI()/180)+[.E30]*[.C30]/2*SIN([.H30]*PI()/180+[.A30]*PI()/180))" office:value-type="float" office:value="3.35920498843972" calcext:value-type="float">
            <text:p>3,35920498843972</text:p>
          </table:table-cell>
          <table:table-cell table:formula="of:=[.B30]-10" office:value-type="float" office:value="-80" calcext:value-type="float">
            <text:p>-80</text:p>
          </table:table-cell>
          <table:table-cell table:formula="of:=[.H30]+[.J30]" office:value-type="float" office:value="-83.0924288229879" calcext:value-type="float">
            <text:p>-83,0924288229879</text:p>
          </table:table-cell>
          <table:table-cell table:formula="of:=-1.031302*[.G30]+0.371926" office:value-type="float" office:value="-3.09242882298786" calcext:value-type="float">
            <text:p>-3,09242882298786</text:p>
          </table:table-cell>
          <table:table-cell office:value-type="float" office:value="-0.37" calcext:value-type="float">
            <text:p>-0,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office:value-type="float" office:value="0.293" calcext:value-type="float">
            <text:p>0,293</text:p>
          </table:table-cell>
          <table:table-cell office:value-type="float" office:value="0.88" calcext:value-type="float">
            <text:p>0,88</text:p>
          </table:table-cell>
          <table:table-cell office:value-type="float" office:value="0.6" calcext:value-type="float">
            <text:p>0,6</text:p>
          </table:table-cell>
          <table:table-cell table:formula="of:=-9.81*(([.F31]*[.D31]/2+[.E31]*[.D31])*SIN([.H31]*PI()/180)+[.E31]*[.C31]*SIN([.H31]*PI()/180+[.A31]*PI()/180))" office:value-type="float" office:value="5.83891910191755" calcext:value-type="float">
            <text:p>5,83891910191755</text:p>
          </table:table-cell>
          <table:table-cell table:formula="of:=[.B31]-10" office:value-type="float" office:value="-55" calcext:value-type="float">
            <text:p>-55</text:p>
          </table:table-cell>
          <table:table-cell table:formula="of:=[.H31]+[.J31]" office:value-type="float" office:value="-60.6497629476458" calcext:value-type="float">
            <text:p>-60,6497629476458</text:p>
          </table:table-cell>
          <table:table-cell table:formula="of:=-1.031302*[.G31]+0.371926" office:value-type="float" office:value="-5.64976294764578" calcext:value-type="float">
            <text:p>-5,64976294764578</text:p>
          </table:table-cell>
          <table:table-cell office:value-type="float" office:value="1.0829" calcext:value-type="float">
            <text:p>1,0829</text:p>
          </table:table-cell>
          <table:table-cell office:value-type="string" calcext:value-type="string">
            <text:p><text:s text:c="3"/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itial elbow angle (°)</text:p>
          </table:table-cell>
          <table:table-cell office:value-type="string" calcext:value-type="string">
            <text:p>Initial shoulder angle (°)</text:p>
          </table:table-cell>
          <table:table-cell office:value-type="string" calcext:value-type="string">
            <text:p>Forearm lenght (m)</text:p>
          </table:table-cell>
          <table:table-cell office:value-type="string" calcext:value-type="string">
            <text:p>Arm lenght (m)</text:p>
          </table:table-cell>
          <table:table-cell office:value-type="string" calcext:value-type="string">
            <text:p>Forearm <text:s/>weight (kg)</text:p>
          </table:table-cell>
          <table:table-cell office:value-type="string" calcext:value-type="string">
            <text:p>Arm weight(kg)</text:p>
          </table:table-cell>
          <table:table-cell office:value-type="string" calcext:value-type="string">
            <text:p>Desired elbow motor torque (N.m) (Middle angle)</text:p>
          </table:table-cell>
          <table:table-cell office:value-type="string" calcext:value-type="string">
            <text:p>Desired angle (°)</text:p>
          </table:table-cell>
          <table:table-cell office:value-type="string" calcext:value-type="string">
            <text:p>Angle to give (°)</text:p>
          </table:table-cell>
          <table:table-cell office:value-type="string" calcext:value-type="string">
            <text:p>Gap between the angle to give and desired (°)</text:p>
          </table:table-cell>
          <table:table-cell office:value-type="string" calcext:value-type="string">
            <text:p>Error (°)</text:p>
          </table:table-cell>
          <table:table-cell table:number-columns-repeated="2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36*0.01"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34]*[.D34]/2+[.E34]*[.D34])*SIN(([.B34]+[.H34])/2*PI()/180)+[.E34]*[.C34]/2*SIN(([.B34]+[.H34])/2*PI()/180+[.A34]*PI()/180))" office:value-type="float" office:value="0.633186721136609" calcext:value-type="float">
            <text:p>0,633186721136609</text:p>
          </table:table-cell>
          <table:table-cell table:formula="of:=[.B34]-10" office:value-type="float" office:value="-15" calcext:value-type="float">
            <text:p>-15</text:p>
          </table:table-cell>
          <table:table-cell table:formula="of:=[.H34]+[.J34]" office:value-type="float" office:value="-15.607854052783" calcext:value-type="float">
            <text:p>-15,607854052783</text:p>
          </table:table-cell>
          <table:table-cell table:formula="of:=-0.937943*[.G34]-0.013961" office:value-type="float" office:value="-0.607854052783034" calcext:value-type="float">
            <text:p>-0,607854052783034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35]*[.D35]/2+[.E35]*[.D35])*SIN(([.B35]+[.H35])/2*PI()/180)+[.E35]*[.C35]/2*SIN(([.B35]+[.H35])/2*PI()/180+[.A35]*PI()/180))" office:value-type="float" office:value="2.23294865499874" calcext:value-type="float">
            <text:p>2,23294865499874</text:p>
          </table:table-cell>
          <table:table-cell table:formula="of:=[.B35]-10" office:value-type="float" office:value="-40" calcext:value-type="float">
            <text:p>-40</text:p>
          </table:table-cell>
          <table:table-cell table:formula="of:=[.H35]+[.J35]" office:value-type="float" office:value="-42.1083395603155" calcext:value-type="float">
            <text:p>-42,1083395603155</text:p>
          </table:table-cell>
          <table:table-cell table:formula="of:=-0.937943*[.G35]-0.013961" office:value-type="float" office:value="-2.10833956031548" calcext:value-type="float">
            <text:p>-2,10833956031548</text:p>
          </table:table-cell>
          <table:table-cell office:value-type="float" office:value="-0.28" calcext:value-type="float">
            <text:p>-0,28</text:p>
          </table:table-cell>
          <table:table-cell table:number-columns-repeated="2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0" calcext:value-type="float">
            <text:p>-3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36]*[.D36]/2+[.E36]*[.D36])*SIN(([.B36]+[.H36])/2*PI()/180)+[.E36]*[.C36]/2*SIN(([.B36]+[.H36])/2*PI()/180+[.A36]*PI()/180))" office:value-type="float" office:value="2.4439981366768" calcext:value-type="float">
            <text:p>2,4439981366768</text:p>
          </table:table-cell>
          <table:table-cell table:formula="of:=[.B36]-10" office:value-type="float" office:value="-40" calcext:value-type="float">
            <text:p>-40</text:p>
          </table:table-cell>
          <table:table-cell table:formula="of:=[.H36]+[.J36]" office:value-type="float" office:value="-42.3062919443091" calcext:value-type="float">
            <text:p>-42,3062919443091</text:p>
          </table:table-cell>
          <table:table-cell table:formula="of:=-0.937943*[.G36]-0.013961" office:value-type="float" office:value="-2.30629194430905" calcext:value-type="float">
            <text:p>-2,30629194430905</text:p>
          </table:table-cell>
          <table:table-cell office:value-type="float" office:value="-0.218" calcext:value-type="float">
            <text:p>-0,218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0" calcext:value-type="float">
            <text:p>-70</text:p>
          </table:table-cell>
          <table:table-cell office:value-type="float" office:value="0.36" calcext:value-type="float">
            <text:p>0,36</text:p>
          </table:table-cell>
          <table:table-cell table:formula="of:=0.293" office:value-type="float" office:value="0.293" calcext:value-type="float">
            <text:p>0,293</text:p>
          </table:table-cell>
          <table:table-cell table:number-columns-repeated="2" office:value-type="float" office:value="0.6" calcext:value-type="float">
            <text:p>0,6</text:p>
          </table:table-cell>
          <table:table-cell table:formula="of:=-9.81*(([.F37]*[.D37]/2+[.E37]*[.D37])*SIN(([.B37]+[.H37])/2*PI()/180)+[.E37]*[.C37]/2*SIN(([.B37]+[.H37])/2*PI()/180+[.A37]*PI()/180))" office:value-type="float" office:value="3.36662583013301" calcext:value-type="float">
            <text:p>3,36662583013301</text:p>
          </table:table-cell>
          <table:table-cell table:formula="of:=[.B37]-10" office:value-type="float" office:value="-80" calcext:value-type="float">
            <text:p>-80</text:p>
          </table:table-cell>
          <table:table-cell table:formula="of:=[.H37]+[.J37]" office:value-type="float" office:value="-83.1716641309925" calcext:value-type="float">
            <text:p>-83,1716641309925</text:p>
          </table:table-cell>
          <table:table-cell table:formula="of:=-0.937943*[.G37]-0.013961" office:value-type="float" office:value="-3.17166413099245" calcext:value-type="float">
            <text:p>-3,17166413099245</text:p>
          </table:table-cell>
          <table:table-cell office:value-type="float" office:value="-0.335" calcext:value-type="float">
            <text:p>-0,3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45" calcext:value-type="float">
            <text:p>-45</text:p>
          </table:table-cell>
          <table:table-cell office:value-type="float" office:value="0.36" calcext:value-type="float">
            <text:p>0,36</text:p>
          </table:table-cell>
          <table:table-cell office:value-type="float" office:value="0.293" calcext:value-type="float">
            <text:p>0,293</text:p>
          </table:table-cell>
          <table:table-cell office:value-type="float" office:value="0.88" calcext:value-type="float">
            <text:p>0,88</text:p>
          </table:table-cell>
          <table:table-cell office:value-type="float" office:value="0.6" calcext:value-type="float">
            <text:p>0,6</text:p>
          </table:table-cell>
          <table:table-cell table:formula="of:=-9.81*(([.F38]*[.D38]/2+[.E38]*[.D38])*SIN(([.B38]+[.H38])/2*PI()/180)+[.E38]*[.C38]*SIN(([.B38]+[.H38])/2*PI()/180+[.A38]*PI()/180))" office:value-type="float" office:value="5.69418199083151" calcext:value-type="float">
            <text:p>5,69418199083151</text:p>
          </table:table-cell>
          <table:table-cell table:formula="of:=[.B38]-10" office:value-type="float" office:value="-55" calcext:value-type="float">
            <text:p>-55</text:p>
          </table:table-cell>
          <table:table-cell table:formula="of:=[.H38]+[.J38]" office:value-type="float" office:value="-60.3547791390265" calcext:value-type="float">
            <text:p>-60,3547791390265</text:p>
          </table:table-cell>
          <table:table-cell table:formula="of:=-0.937943*[.G38]-0.013961" office:value-type="float" office:value="-5.35477913902648" calcext:value-type="float">
            <text:p>-5,35477913902648</text:p>
          </table:table-cell>
          <table:table-cell office:value-type="float" office:value="0.124" calcext:value-type="float">
            <text:p>0,1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9:21:51.907853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09:15:06.180369338</meta:creation-date>
    <dc:date>2023-02-06T17:44:18.591223851</dc:date>
    <meta:editing-duration>PT9H50M13S</meta:editing-duration>
    <meta:editing-cycles>17</meta:editing-cycles>
    <meta:generator>LibreOffice/6.4.7.2$Linux_X86_64 LibreOffice_project/40$Build-2</meta:generator>
    <meta:document-statistic meta:table-count="2" meta:cell-count="666" meta:object-count="6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99cm" svg:y="0.316cm" chart:style-name="ch2">
          <text:p>Weight compensation by the elbow motor (Final pose)</text:p>
        </chart:title>
        <chart:plot-area chart:style-name="ch3" table:cell-range-address="Elbow_motor.E4:Elbow_motor.E18 Elbow_motor.I3:Elbow_motor.I18" chart:data-source-has-labels="row" svg:x="1.331cm" svg:y="1.275cm" svg:width="14.349cm" svg:height="6.564cm">
          <chartooo:coordinate-region svg:x="2.164cm" svg:y="1.474cm" svg:width="13.277cm" svg:height="6.166cm"/>
          <chart:axis chart:dimension="x" chart:name="primary-x" chart:style-name="ch4">
            <chart:title svg:x="6.9cm" svg:y="8.019cm" chart:style-name="ch5">
              <text:p>Desired elbow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Elbow_motor.I4:Elbow_motor.I18" chart:label-cell-address="Elbow_motor.I3:Elbow_motor.I3" chart:class="chart:scatter">
            <chart:domain table:cell-range-address="Elbow_motor.E4:Elbow_motor.E18"/>
            <chart:regression-curve chart:style-name="ch9">
              <chart:equation chart:display-equation="true" chart:display-r-square="false" svg:x="6.815cm" svg:y="2.886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Gap between the angle to give and desired (°)</text:p>
                <draw:g>
                  <svg:desc>Elbow_motor.I3:Elbow_mot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lbow_motor.E4:Elbow_motor.E18</svg:desc>
                </draw:g>
              </table:table-cell>
              <table:table-cell office:value-type="float" office:value="NaN">
                <text:p>NaN</text:p>
                <draw:g>
                  <svg:desc>Elbow_motor.I4:Elbow_motor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4213601905219">
                <text:p>0.274213601905219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236350145068">
                <text:p>0.36236350145068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7755595949036">
                <text:p>0.447755595949036</text:p>
              </table:table-cell>
              <table:table-cell office:value-type="float" office:value="-0.954999999999998">
                <text:p>-0.954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974">
                <text:p>0.5297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7692762785206">
                <text:p>0.607692762785206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20616710695">
                <text:p>0.68102061671069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9165492531523">
                <text:p>0.74916549253152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608766595695">
                <text:p>0.811608766595695</text:p>
              </table:table-cell>
              <table:table-cell office:value-type="float" office:value="-1.675">
                <text:p>-1.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7536594801537">
                <text:p>0.917536594801537</text:p>
              </table:table-cell>
              <table:table-cell office:value-type="float" office:value="-1.805">
                <text:p>-1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585537870254">
                <text:p>0.995585537870254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338411816137">
                <text:p>1.04338411816137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948">
                <text:p>1.05948</text:p>
              </table:table-cell>
              <table:table-cell office:value-type="float" office:value="-2.045">
                <text:p>-2.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338411816137">
                <text:p>1.0433841181613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85537870254">
                <text:p>0.995585537870254</text:p>
              </table:table-cell>
              <table:table-cell office:value-type="float" office:value="-1.92">
                <text:p>-1.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27cm" svg:y="0.316cm" chart:style-name="ch2">
          <text:p>Weight compensation by the elbow motor (Middle pose)</text:p>
        </chart:title>
        <chart:plot-area chart:style-name="ch3" table:cell-range-address="Elbow_motor.F4:Elbow_motor.F18 Elbow_motor.I3:Elbow_motor.I18" chart:data-source-has-labels="row" svg:x="1.331cm" svg:y="1.275cm" svg:width="14.349cm" svg:height="6.564cm">
          <chartooo:coordinate-region svg:x="2.164cm" svg:y="1.474cm" svg:width="13.276cm" svg:height="6.166cm"/>
          <chart:axis chart:dimension="x" chart:name="primary-x" chart:style-name="ch4">
            <chart:title svg:x="6.9cm" svg:y="8.019cm" chart:style-name="ch5">
              <text:p>Desired elbow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Elbow_motor.I4:Elbow_motor.I18" chart:label-cell-address="Elbow_motor.I3:Elbow_motor.I3" chart:class="chart:scatter">
            <chart:domain table:cell-range-address="Elbow_motor.F4:Elbow_motor.F18"/>
            <chart:regression-curve chart:style-name="ch9">
              <chart:equation chart:display-equation="true" chart:display-r-square="false" svg:x="6.815cm" svg:y="2.886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Gap between the angle to give and desired (°)</text:p>
                <draw:g>
                  <svg:desc>Elbow_motor.I3:Elbow_mot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lbow_motor.F4:Elbow_motor.F18</svg:desc>
                </draw:g>
              </table:table-cell>
              <table:table-cell office:value-type="float" office:value="NaN">
                <text:p>NaN</text:p>
                <draw:g>
                  <svg:desc>Elbow_motor.I4:Elbow_motor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3976771274559">
                <text:p>0.183976771274559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4213601905219">
                <text:p>0.274213601905219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236350145068">
                <text:p>0.36236350145068</text:p>
              </table:table-cell>
              <table:table-cell office:value-type="float" office:value="-0.954999999999998">
                <text:p>-0.954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755595949036">
                <text:p>0.44775559594903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974">
                <text:p>0.52974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7692762785206">
                <text:p>0.607692762785206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1020616710695">
                <text:p>0.681020616710695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9165492531523">
                <text:p>0.749165492531523</text:p>
              </table:table-cell>
              <table:table-cell office:value-type="float" office:value="-1.675">
                <text:p>-1.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875207883301">
                <text:p>0.867875207883301</text:p>
              </table:table-cell>
              <table:table-cell office:value-type="float" office:value="-1.805">
                <text:p>-1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021497420959">
                <text:p>0.96021497420959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337909443674">
                <text:p>1.02337909443674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544835873424">
                <text:p>1.05544835873424</text:p>
              </table:table-cell>
              <table:table-cell office:value-type="float" office:value="-2.045">
                <text:p>-2.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544835873424">
                <text:p>1.05544835873424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337909443674">
                <text:p>1.02337909443674</text:p>
              </table:table-cell>
              <table:table-cell office:value-type="float" office:value="-1.92">
                <text:p>-1.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Weight compensation by the shoulder motor (Initial pose)</text:p>
        </chart:title>
        <chart:plot-area chart:style-name="ch3" table:cell-range-address="Shoulder_motor.G4:Shoulder_motor.G15 Shoulder_motor.L3:Shoulder_motor.L15" chart:data-source-has-labels="row" svg:x="1.331cm" svg:y="1.275cm" svg:width="14.349cm" svg:height="6.564cm">
          <chartooo:coordinate-region svg:x="2.164cm" svg:y="1.474cm" svg:width="13.422cm" svg:height="6.166cm"/>
          <chart:axis chart:dimension="x" chart:name="primary-x" chart:style-name="ch4">
            <chart:title svg:x="6.252cm" svg:y="8.019cm" chart:style-name="ch5">
              <text:p>Desired shoulder motor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Shoulder_motor.L4:Shoulder_motor.L15" chart:label-cell-address="Shoulder_motor.L3:Shoulder_motor.L3" chart:class="chart:scatter">
            <chart:domain table:cell-range-address="Shoulder_motor.G4:Shoulder_motor.G15"/>
            <chart:regression-curve chart:style-name="ch9">
              <chart:equation chart:display-equation="true" chart:display-r-square="false" svg:x="6.97cm" svg:y="2.961cm"/>
            </chart:regression-curve>
            <chart:data-point/>
            <chart:data-point chart:style-name="ch10" chart:repeated="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Gap between the angle to give and desired (°)</text:p>
                <draw:g>
                  <svg:desc>Shoulder_motor.L3:Shoulder_motor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oulder_motor.G4:Shoulder_motor.G15</svg:desc>
                </draw:g>
              </table:table-cell>
              <table:table-cell office:value-type="float" office:value="-0.335000000000001">
                <text:p>-0.335000000000001</text:p>
                <draw:g>
                  <svg:desc>Shoulder_motor.L4:Shoulder_motor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3186721136609">
                <text:p>0.633186721136609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231885">
                <text:p>1.8231885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647355950346">
                <text:p>3.42647355950346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46377">
                <text:p>3.646377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9708761881444">
                <text:p>2.69708761881444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8869241093114">
                <text:p>2.88869241093114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837790346266">
                <text:p>2.57837790346266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579149941944">
                <text:p>1.5657914994194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80356420579">
                <text:p>1.880356420579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2815500087012">
                <text:p>1.92815500087012</text:p>
              </table:table-cell>
              <table:table-cell office:value-type="float" office:value="-2.015">
                <text:p>-2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4318175971428">
                <text:p>3.54318175971428</text:p>
              </table:table-cell>
              <table:table-cell office:value-type="float" office:value="-3.91500000000001">
                <text:p>-3.915000000000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21cm" svg:y="0.316cm" chart:style-name="ch2">
          <text:p>Weight compensation by the shoulder motor (Final pose)</text:p>
        </chart:title>
        <chart:plot-area chart:style-name="ch3" table:cell-range-address="Shoulder_motor.H4:Shoulder_motor.H15 Shoulder_motor.L3:Shoulder_motor.L15" chart:data-source-has-labels="row" svg:x="1.331cm" svg:y="1.275cm" svg:width="14.349cm" svg:height="6.564cm">
          <chartooo:coordinate-region svg:x="2.164cm" svg:y="1.474cm" svg:width="13.422cm" svg:height="6.166cm"/>
          <chart:axis chart:dimension="x" chart:name="primary-x" chart:style-name="ch4">
            <chart:title svg:x="6.252cm" svg:y="8.019cm" chart:style-name="ch5">
              <text:p>Desired shoulder motor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Shoulder_motor.L4:Shoulder_motor.L15" chart:label-cell-address="Shoulder_motor.L3:Shoulder_motor.L3" chart:class="chart:scatter">
            <chart:domain table:cell-range-address="Shoulder_motor.H4:Shoulder_motor.H15"/>
            <chart:regression-curve chart:style-name="ch9">
              <chart:equation chart:display-equation="true" chart:display-r-square="false" svg:x="7.435cm" svg:y="2.352cm"/>
            </chart:regression-curve>
            <chart:data-point/>
            <chart:data-point chart:style-name="ch10" chart:repeated="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Gap between the angle to give and desired (°)</text:p>
                <draw:g>
                  <svg:desc>Shoulder_motor.L3:Shoulder_motor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186721136609">
                <text:p>0.633186721136609</text:p>
                <draw:g>
                  <svg:desc>Shoulder_motor.H4:Shoulder_motor.H15</svg:desc>
                </draw:g>
              </table:table-cell>
              <table:table-cell office:value-type="float" office:value="-0.335000000000001">
                <text:p>-0.335000000000001</text:p>
                <draw:g>
                  <svg:desc>Shoulder_motor.L4:Shoulder_motor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713438415942">
                <text:p>1.2471343841594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384595584597">
                <text:p>2.34384595584597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09803400054">
                <text:p>3.5909803400054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09803400054">
                <text:p>3.5909803400054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7927694012465">
                <text:p>3.07927694012465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6244608407644">
                <text:p>3.16244608407644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2675472870027">
                <text:p>2.72675472870027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50572665957">
                <text:p>2.1050572665957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3683261816137">
                <text:p>2.33683261816137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8903403787025">
                <text:p>2.28903403787025</text:p>
              </table:table-cell>
              <table:table-cell office:value-type="float" office:value="-2.015">
                <text:p>-2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0443359480154">
                <text:p>3.50443359480154</text:p>
              </table:table-cell>
              <table:table-cell office:value-type="float" office:value="-3.91500000000001">
                <text:p>-3.915000000000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49cm" svg:y="0.316cm" chart:style-name="ch2">
          <text:p>Weight compensation by the shoulder motor (Middle pose)</text:p>
        </chart:title>
        <chart:plot-area chart:style-name="ch3" table:cell-range-address="Shoulder_motor.I4:Shoulder_motor.I15 Shoulder_motor.L3:Shoulder_motor.L15" chart:data-source-has-labels="row" svg:x="1.331cm" svg:y="1.275cm" svg:width="14.349cm" svg:height="6.564cm">
          <chartooo:coordinate-region svg:x="2.164cm" svg:y="1.474cm" svg:width="13.422cm" svg:height="6.166cm"/>
          <chart:axis chart:dimension="x" chart:name="primary-x" chart:style-name="ch4">
            <chart:title svg:x="6.252cm" svg:y="8.019cm" chart:style-name="ch5">
              <text:p>Desired shoulder motor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Shoulder_motor.L4:Shoulder_motor.L15" chart:label-cell-address="Shoulder_motor.L3:Shoulder_motor.L3" chart:class="chart:scatter">
            <chart:domain table:cell-range-address="Shoulder_motor.I4:Shoulder_motor.I15"/>
            <chart:regression-curve chart:style-name="ch9">
              <chart:equation chart:display-equation="true" chart:display-r-square="false" svg:x="7.435cm" svg:y="2.352cm"/>
            </chart:regression-curve>
            <chart:data-point/>
            <chart:data-point chart:style-name="ch10" chart:repeated="2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Gap between the angle to give and desired (°)</text:p>
                <draw:g>
                  <svg:desc>Shoulder_motor.L3:Shoulder_motor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7802695772978">
                <text:p>0.317802695772978</text:p>
                <draw:g>
                  <svg:desc>Shoulder_motor.I4:Shoulder_motor.I15</svg:desc>
                </draw:g>
              </table:table-cell>
              <table:table-cell office:value-type="float" office:value="-0.335000000000001">
                <text:p>-0.335000000000001</text:p>
                <draw:g>
                  <svg:desc>Shoulder_motor.L4:Shoulder_motor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3751813223794">
                <text:p>0.94375181322379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9147592525242">
                <text:p>2.09147592525242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212971668646">
                <text:p>3.52212971668646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3250143464369">
                <text:p>3.63250143464369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921466657269">
                <text:p>2.89921466657269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71264305054">
                <text:p>3.0371264305054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269868848185">
                <text:p>2.66269868848185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243540597375">
                <text:p>1.8424354059737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1664900787897">
                <text:p>2.11664900787897</text:p>
              </table:table-cell>
              <table:table-cell office:value-type="float" office:value="-2.135">
                <text:p>-2.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664900787897">
                <text:p>2.11664900787897</text:p>
              </table:table-cell>
              <table:table-cell office:value-type="float" office:value="-2.015">
                <text:p>-2.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3726805011903">
                <text:p>3.53726805011903</text:p>
              </table:table-cell>
              <table:table-cell office:value-type="float" office:value="-3.91500000000001">
                <text:p>-3.915000000000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5983b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46cm" svg:y="0.316cm" chart:style-name="ch2">
          <text:p>Weight compensation by the elbow motor (Initial pose)</text:p>
        </chart:title>
        <chart:plot-area chart:style-name="ch3" table:cell-range-address="Elbow_motor.D4:Elbow_motor.D18 Elbow_motor.I3:Elbow_motor.I18" chart:data-source-has-labels="row" svg:x="1.331cm" svg:y="1.275cm" svg:width="14.349cm" svg:height="6.564cm">
          <chartooo:coordinate-region svg:x="2.164cm" svg:y="1.474cm" svg:width="13.276cm" svg:height="6.166cm"/>
          <chart:axis chart:dimension="x" chart:name="primary-x" chart:style-name="ch4">
            <chart:title svg:x="6.45cm" svg:y="8.019cm" chart:style-name="ch5">
              <text:p>Desired elbow motor torque</text:p>
            </chart:title>
          </chart:axis>
          <chart:axis chart:dimension="y" chart:name="primary-y" chart:style-name="ch4">
            <chart:title svg:x="0.451cm" svg:y="7.71cm" chart:style-name="ch6">
              <text:p>Gap between the angle to give and desired</text:p>
            </chart:title>
            <chart:grid chart:style-name="ch7" chart:class="major"/>
          </chart:axis>
          <chart:series chart:style-name="ch8" chart:values-cell-range-address="Elbow_motor.I4:Elbow_motor.I18" chart:label-cell-address="Elbow_motor.I3:Elbow_motor.I3" chart:class="chart:scatter">
            <chart:domain table:cell-range-address="Elbow_motor.D4:Elbow_motor.D18"/>
            <chart:regression-curve chart:style-name="ch9">
              <chart:equation chart:display-equation="true" chart:display-r-square="false" svg:x="6.97cm" svg:y="3.093cm"/>
            </chart:regression-curve>
            <chart:data-point/>
            <chart:data-point chart:style-name="ch10" chart:repeated="2"/>
            <chart:data-point chart:repeated="11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Gap between the angle to give and desired (°)</text:p>
                <draw:g>
                  <svg:desc>Elbow_motor.I3:Elbow_mot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lbow_motor.D4:Elbow_motor.D18</svg:desc>
                </draw:g>
              </table:table-cell>
              <table:table-cell office:value-type="float" office:value="NaN">
                <text:p>NaN</text:p>
                <draw:g>
                  <svg:desc>Elbow_motor.I4:Elbow_motor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3397663262889">
                <text:p>0.0923397663262889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976771274559">
                <text:p>0.183976771274559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4213601905219">
                <text:p>0.274213601905219</text:p>
              </table:table-cell>
              <table:table-cell office:value-type="float" office:value="-0.954999999999998">
                <text:p>-0.954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236350145068">
                <text:p>0.3623635014506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7755595949036">
                <text:p>0.447755595949036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974">
                <text:p>0.52974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7692762785206">
                <text:p>0.607692762785206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020616710695">
                <text:p>0.681020616710695</text:p>
              </table:table-cell>
              <table:table-cell office:value-type="float" office:value="-1.675">
                <text:p>-1.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1608766595695">
                <text:p>0.811608766595695</text:p>
              </table:table-cell>
              <table:table-cell office:value-type="float" office:value="-1.805">
                <text:p>-1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7536594801537">
                <text:p>0.917536594801537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585537870254">
                <text:p>0.995585537870254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338411816137">
                <text:p>1.04338411816137</text:p>
              </table:table-cell>
              <table:table-cell office:value-type="float" office:value="-2.045">
                <text:p>-2.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48">
                <text:p>1.05948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338411816137">
                <text:p>1.04338411816137</text:p>
              </table:table-cell>
              <table:table-cell office:value-type="float" office:value="-1.92">
                <text:p>-1.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